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9_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9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T. Down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pril 6, 1892</text:p>
      <text:p text:style-name="P6">Month<text:tab/><text:tab/><text:tab/><text:tab/><text:tab/><text:tab/>April</text:p>
      <text:p text:style-name="P6">Year<text:tab/><text:tab/><text:tab/><text:tab/><text:tab/><text:tab/>1892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Bingham House/</text:p>
      <text:p text:style-name="P3">Philadelphia, April 6 1892/</text:p>
      <text:p text:style-name="P2">Revd. Dr. Morais,/</text:p>
      <text:p text:style-name="P2"><text:tab/>546 Nth 5th St Phila Pa/</text:p>
      <text:p text:style-name="P2">Revd Sir/</text:p>
      <text:p text:style-name="P2"><text:tab/>The little girl Rebekah/ Shapeira is still to be seen in Market/ St, from which I judge your Charity/ Organisation]sic!] Society must be very/ slow./</text:p>
      <text:p text:style-name="P2"><text:tab/>The child cannot speak/ English, otherwise I should not have/ taken the liberty of troubling you./ <text:s/>I have no doubt but that you have/ plenty of calls upon your time/</text:p>
      <text:p text:style-name="P2"><text:tab/>If the Charitable Society/ cannot do as your note suggested,/ and you think it worth while to/ interest someone to help me, I will/ do what I can in the matter./</text:p>
      <text:p text:style-name="P2"><text:tab/>Trusting that you will/ approve my again writing to you,/ I am,/ yours very truly,/ <text:span text:style-name="T2">T. Downs</text:span><text:span text:style-name="T3">/</text:span></text:p>
      <text:p text:style-name="P4">over<text:span text:style-name="T3">/</text:span></text:p>
      <text:p text:style-name="P4"><text:soft-page-break/><text:span text:style-name="T3">[Page 2]</text:span></text:p>
      <text:p text:style-name="P4"><text:span text:style-name="T3"><text:tab/>P. S I have got the idea in my/ head that I must help the child/ some way, and cannot get out of/ it./</text:span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5:37:36.71</meta:creation-date>
    <meta:document-statistic meta:table-count="0" meta:image-count="0" meta:object-count="0" meta:page-count="3" meta:paragraph-count="73" meta:word-count="313" meta:character-count="2045"/>
    <dc:date>2011-12-01T15:41:33.21</dc:date>
    <dc:creator>Penn Libraries</dc:creator>
    <meta:editing-duration>PT00H03M56S</meta:editing-duration>
    <meta:editing-cycles>1</meta:editing-cycles>
    <meta:generator>OpenOffice.org/3.2$Win32 OpenOffice.org_project/320m12$Build-9483</meta:generator>
  </office:meta>
</office:document-meta>
</file>